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3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DejaVu Sans1" svg:font-family="'DejaVu Sans'"/>
    <style:font-face style:font-family-generic="swiss" style:font-pitch="variable" style:name="Tahoma1" svg:font-family="Tahoma"/>
    <style:font-face style:font-adornments="Normal"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Tahoma2" svg:font-family="Tahoma"/>
  </office:font-face-decls>
  <office:automatic-styles>
    <style:style style:family="table" style:name="Tableau1">
      <style:table-properties fo:margin-left="0.014cm" fo:margin-right="0.014cm" style:width="16.563cm" style:writing-mode="lr-tb" table:align="margins"/>
    </style:style>
    <style:style style:family="table-column" style:name="Tableau1.A">
      <style:table-column-properties style:column-width="16.563cm" style:rel-column-width="65535*"/>
    </style:style>
    <style:style style:family="table-cell" style:name="Tableau1.A1">
      <style:table-cell-properties fo:border="none" fo:padding="0.097cm"/>
    </style:style>
    <style:style style:family="table" style:name="Tableau2">
      <style:table-properties fo:margin-left="0.014cm" fo:margin-right="0.014cm" style:width="16.563cm" style:writing-mode="lr-tb" table:align="margins"/>
    </style:style>
    <style:style style:family="table-column" style:name="Tableau2.A">
      <style:table-column-properties style:column-width="16.563cm" style:rel-column-width="65535*"/>
    </style:style>
    <style:style style:family="table-cell" style:name="Tableau2.A1">
      <style:table-cell-properties fo:border="none" fo:padding="0.097cm"/>
    </style:style>
    <style:style style:family="table" style:name="Tableau3">
      <style:table-properties fo:margin-left="0.067cm" style:width="16.51cm" style:writing-mode="lr-tb" table:align="left"/>
    </style:style>
    <style:style style:family="table-column" style:name="Tableau3.A">
      <style:table-column-properties style:column-width="16.51cm"/>
    </style:style>
    <style:style style:family="table-cell" style:name="Tableau3.A1">
      <style:table-cell-properties fo:border="none" fo:padding="0cm"/>
    </style:style>
    <style:style style:family="table" style:name="Tableau4">
      <style:table-properties style:width="16.591cm" style:writing-mode="lr-tb" table:align="margins"/>
    </style:style>
    <style:style style:family="table-column" style:name="Tableau4.A">
      <style:table-column-properties style:column-width="16.591cm" style:rel-column-width="65535*"/>
    </style:style>
    <style:style style:family="table-cell" style:name="Tableau4.A1">
      <style:table-cell-properties fo:border="0.05pt solid #000000" fo:padding="0.097cm"/>
    </style:style>
    <style:style style:family="table" style:name="Tableau5">
      <style:table-properties style:width="16.591cm" style:writing-mode="lr-tb" table:align="margins"/>
    </style:style>
    <style:style style:family="table-column" style:name="Tableau5.A">
      <style:table-column-properties style:column-width="16.591cm" style:rel-column-width="65535*"/>
    </style:style>
    <style:style style:family="table-cell" style:name="Tableau5.A1">
      <style:table-cell-properties fo:border="none" fo:padding="0cm"/>
    </style:style>
    <style:style style:family="table" style:name="Tableau6">
      <style:table-properties style:width="16.591cm" style:writing-mode="lr-tb" table:align="margins"/>
    </style:style>
    <style:style style:family="table-column" style:name="Tableau6.A">
      <style:table-column-properties style:column-width="16.591cm" style:rel-column-width="65535*"/>
    </style:style>
    <style:style style:family="table-cell" style:name="Tableau6.A1">
      <style:table-cell-properties fo:border="0.05pt solid #000000" fo:padding="0.097cm"/>
    </style:style>
    <style:style style:family="table" style:name="Tableau7">
      <style:table-properties style:width="16.591cm" style:writing-mode="lr-tb" table:align="margins"/>
    </style:style>
    <style:style style:family="table-column" style:name="Tableau7.A">
      <style:table-column-properties style:column-width="8.296cm" style:rel-column-width="32767*"/>
    </style:style>
    <style:style style:family="table-column" style:name="Tableau7.B">
      <style:table-column-properties style:column-width="8.296cm" style:rel-column-width="32768*"/>
    </style:style>
    <style:style style:family="table-cell" style:name="Tableau7.A1">
      <style:table-cell-properties fo:border="none" fo:padding="0.097cm"/>
    </style:style>
    <style:style style:family="paragraph" style:name="P1" style:parent-style-name="Footer">
      <style:paragraph-properties fo:margin-left="0cm" fo:margin-right="0.635cm" fo:text-indent="0cm" style:auto-text-indent="false"/>
    </style:style>
    <style:style style:family="paragraph" style:name="P2" style:parent-style-name="Standard">
      <style:paragraph-properties fo:text-align="center" style:justify-single-word="false"/>
    </style:style>
    <style:style style:family="paragraph" style:name="P3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center" style:justify-single-word="false"/>
      <style:text-properties fo:font-weight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7" style:parent-style-name="Standard">
      <style:text-properties fo:font-weight="bold" officeooo:paragraph-rsid="000ff752" style:font-weight-asian="bold" style:font-weight-complex="bold" style:text-underline-style="none"/>
    </style:style>
    <style:style style:family="paragraph" style:name="P8" style:parent-style-name="Standard">
      <style:text-properties fo:font-size="10pt" style:font-name="Tahoma1" style:font-name-complex="Tahoma1" style:font-size-asian="10pt" style:font-size-complex="10pt"/>
    </style:style>
    <style:style style:family="paragraph" style:name="P9" style:parent-style-name="Standard">
      <style:text-properties officeooo:paragraph-rsid="000ff752"/>
    </style:style>
    <style:style style:family="paragraph" style:name="P10" style:parent-style-name="Standard">
      <style:text-properties fo:font-weight="bold" officeooo:paragraph-rsid="000ff752" style:font-weight-asian="bold" style:font-weight-complex="bold"/>
    </style:style>
    <style:style style:family="paragraph" style:name="P11" style:parent-style-name="Standard2">
      <style:text-properties fo:font-weight="bold" style:font-weight-asian="bold" style:font-weight-complex="bold"/>
    </style:style>
    <style:style style:family="paragraph" style:name="P12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family="paragraph" style:master-page-name="Standard" style:name="P13" style:parent-style-name="Standard">
      <style:paragraph-properties fo:text-align="center" style:justify-single-word="false" style:page-number="1"/>
      <style:text-properties fo:font-size="14pt" fo:font-weight="bold" style:font-name="Tahoma1" style:font-name-complex="Tahoma1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officeooo:rsid="000ff752"/>
    </style:style>
    <style:style style:family="text" style:name="T3">
      <style:text-properties fo:color="#000000"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">
      <style:text-properties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pply-design-mode="false" form:automatic-focus="false"/>
      <text:tracked-changes text:track-changes="false">
        <text:changed-region text:id="ct74424128" xml:id="ct74424128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text:id="ct75023632" xml:id="ct75023632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text:id="ct74439456" xml:id="ct74439456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text:id="ct75023824" xml:id="ct75023824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text:id="ct75016896" xml:id="ct75016896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text:id="ct74443120" xml:id="ct74443120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text:id="ct74442464" xml:id="ct74442464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text:id="ct75045248" xml:id="ct75045248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text:id="ct75079392" xml:id="ct75079392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text:id="ct75100368" xml:id="ct75100368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text:id="ct75066480" xml:id="ct75066480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text:id="ct75044768" xml:id="ct75044768">
          <text:insertion>
            <office:change-info>
              <dc:creator>Auteur inconnu</dc:creator>
              <dc:date>2015-10-28T13:18:00</dc:date>
            </office:change-info>
          </text:insertion>
        </text:changed-region>
        <text:changed-region text:id="ct58092800" xml:id="ct58092800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text:id="ct75223808" xml:id="ct75223808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text:id="ct75203200" xml:id="ct75203200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text:id="ct75012288" xml:id="ct7501228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text:id="ct75064096" xml:id="ct75064096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text:id="ct75132512" xml:id="ct7513251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text:id="ct74400912" xml:id="ct7440091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text:id="ct75247728" xml:id="ct75247728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text:id="ct75042976" xml:id="ct75042976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text:id="ct74399504" xml:id="ct7439950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text:id="ct75267936" xml:id="ct75267936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éance du <text:change-start text:change-id="ct74424128"/>self.Title()<text:change-end text:change-id="ct74424128"/></text:p>
      <text:p text:style-name="P8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9"><office:annotation><dc:date>2007-09-24T00:00:00</dc:date><text:p>do row for item in self.adapted().getPrintableItems(itemUids, privacy='public', oralQuestion=False)</text:p></office:annotation><text:change-start text:change-id="ct75023632"/>item.getItemNumber(relativeTo='meeting', <text:span text:style-name="T2">for_display=True</text:span>)<text:change-end text:change-id="ct75023632"/>. <text:change-start text:change-id="ct74439456"/>item.Title()<text:change-end text:change-id="ct74439456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<office:annotation><dc:date>2007-09-24T00:00:00</dc:date><text:p>do row for item in self.adapted().getPrintableItems(itemUids, privacy='secret', oralQuestion=False)</text:p></office:annotation><text:change-start text:change-id="ct75023824"/>item.getItemNumber(relativeTo='meeting', <text:span text:style-name="T2">for_display=True</text:span>)<text:change-end text:change-id="ct75023824"/>. <text:change-start text:change-id="ct75016896"/>item.Title()<text:change-end text:change-id="ct75016896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4"><text:span text:style-name="T5">do text</text:span></text:p><text:p text:style-name="P14"><text:span text:style-name="T5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4"><text:span text:style-name="T7">do text if self.getObservations()</text:span></text:p><text:p text:style-name="P14"><text:span text:style-name="T7">from xhtml(view.printXhtml(self, self.getObservations()))</text:span></text:p></office:annotation>Observations sur la séance<text:line-break/></text:p>
      <text:section text:name="Section1" text:style-name="Sect1">
        <text:p text:style-name="Standard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_types=['late']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office:value-type="string" table:style-name="Tableau3.A1">
              <text:p text:style-name="P3"><office:annotation><dc:creator>Gauthier Bastien</dc:creator><dc:date>2011-04-18T10:11:54</dc:date><text:p text:style-name="P14"><text:span text:style-name="T7">do row for item in self.adapted().getPrintableItems(itemUids, list_types=['late'], oralQuestion=True)</text:span></text:p></office:annotation>De <text:change-start text:change-id="ct74443120"/>item.displayValue(item.listCategories(), item.getCategory())<text:change-end text:change-id="ct74443120"/></text:p>
              <text:p text:style-name="P3"><text:change-start text:change-id="ct74442464"/>item.Title()<text:change-end text:change-id="ct74442464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view.printXhtml(item, item.Description()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name="Section2" text:style-name="Sect1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office:value-type="string" table:style-name="Tableau4.A1">
              <text:p text:style-name="P7">OBJET N°<text:change-start text:change-id="ct75045248"/>item.getItemNumber(relativeTo='meeting', <text:span text:style-name="T2">for_display=True</text:span>)<text:change-end text:change-id="ct75045248"/> : <text:change-start text:change-id="ct75079392"/>item.Title()<text:change-end text:change-id="ct7507939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name="Section5" text:style-name="Sect1">
          <text:p text:style-name="P3"><office:annotation><dc:creator>Gauthier Bastien</dc:creator><dc:date>2011-04-18T12:05:04</dc:date><text:p text:style-name="P14"><text:span text:style-name="T5">do section if item.getObservations()</text:span></text:p></office:annotation>Interventions :</text:p>
  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view.printXhtml(item, item.getObservations()))</text:span></text:p></office:annotation>Interventions/Observations</text:p>
        </text:section>
        <text:p text:style-name="Standard"/>
      </text:section>
      <text:section text:name="Section3" text:style-name="Sect1">
        <text:p text:style-name="P6">Le Président de la séance procède à l'examen des questions orales :</text:p>
        <text:p text:style-name="P5"/>
        <text:p text:style-name="P2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_types=['late']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office:value-type="string" table:style-name="Tableau5.A1">
              <text:p text:style-name="P3"><office:annotation><dc:creator>Gauthier Bastien</dc:creator><dc:date>2011-04-18T10:11:54</dc:date><text:p text:style-name="P14"><text:span text:style-name="T7">do row for item in self.adapted().getPrintableItems(itemUids, list_types=['late'], oralQuestion=True)</text:span></text:p></office:annotation>De <text:change-start text:change-id="ct75100368"/>item.displayValue(item.listCategories(), item.getCategory())<text:change-end text:change-id="ct75100368"/></text:p>
              <text:p text:style-name="P3"><text:change-start text:change-id="ct75066480"/>item.Title()<text:change-end text:change-id="ct75066480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view.printXhtml(item, item.Description()))</text:span></text:p></office:annotation>Description de la question orale</text:p>
              <text:p text:style-name="Standard"><office:annotation><dc:creator>Gauthier Bastien</dc:creator><dc:date>2011-04-18T11:51:02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Réponse de la question orale</text:p>
      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      <text:p text:style-name="Standard"><office:annotation><dc:creator>Gauthier Bastien</dc:creator><dc:date>2011-04-18T11:51:39</dc:date><text:p text:style-name="P14"><text:span text:style-name="T7">do text</text:span></text:p><text:p text:style-name="P14"><text:span text:style-name="T7">from xhtml(view.printXhtml(item, item.getObservations()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name="Section4" text:style-name="Sect1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office:value-type="string" table:style-name="Tableau6.A1">
              <text:p text:style-name="P10">OBJET N°<text:change-start text:change-id="ct75044768"/>item.getItemNumber(relativeTo='meeting', <text:span text:style-name="T2">for_display=True</text:span>)<text:change-end text:change-id="ct75044768"/> : <text:change-start text:change-id="ct58092800"/>item.Title()<text:change-end text:change-id="ct58092800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printXhtml(item, item.getObservations()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office:value-type="string" table:style-name="Tableau7.A1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75223808"/>self.getSignatures().split('\n')[0]<text:change-end text:change-id="ct75223808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75203200"/>self.getSignatories(theObjects=True)[1].getGender()=='m' and 'Le' or 'La'<text:change-end text:change-id="ct75203200"/> <office:annotation><dc:creator>Gauthier Bastien</dc:creator><dc:date>2013-01-17T15:13:33</dc:date><text:p text:style-name="P14"><text:span text:style-name="T3">do text if not self.getSignatures()</text:span></text:p></office:annotation><text:change-start text:change-id="ct75012288"/>self.getSignatories(theObjects=True)<text:soft-page-break/>[1].getDuty()<text:change-end text:change-id="ct75012288"/></text:p>
          </table:table-cell>
          <table:table-cell office:value-type="string" table:style-name="Tableau7.A1">
            <text:p text:style-name="P12"><office:annotation><dc:creator>Gauthier Bastien</dc:creator><dc:date>2013-01-17T14:54:09</dc:date><text:p text:style-name="P14"><text:span text:style-name="T3">do text if self.getSignatures()</text:span></text:p></office:annotation><text:change-start text:change-id="ct75064096"/>self.getSignatures().split('\n')[2]<text:change-end text:change-id="ct75064096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75132512"/>self.getSignatories(theObjects=True)[0].getGender()=='m' and 'Le' or 'La'<text:change-end text:change-id="ct75132512"/> <office:annotation><dc:creator>Gauthier Bastien</dc:creator><dc:date>2013-01-17T15:13:33</dc:date><text:p text:style-name="P14"><text:span text:style-name="T3">do text if not self.getSignatures()</text:span></text:p></office:annotation><text:change-start text:change-id="ct74400912"/>self.getSignatories(theObjects=True)<text:soft-page-break/>[0].getDuty()<text:change-end text:change-id="ct74400912"/></text:p>
          </table:table-cell>
        </table:table-row>
        <table:table-row>
          <table:table-cell office:value-type="string" table:style-name="Tableau7.A1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office:value-type="string" table:style-name="Tableau7.A1">
            <text:p text:style-name="P12"/>
          </table:table-cell>
        </table:table-row>
        <table:table-row>
          <table:table-cell office:value-type="string" table:style-name="Tableau7.A1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75247728"/>self.getSignatures().split('\n')[1]<text:change-end text:change-id="ct75247728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75042976"/>self.getSignatories(theObjects=True)[1].Title()<text:change-end text:change-id="ct75042976"/></text:p>
          </table:table-cell>
          <table:table-cell office:value-type="string" table:style-name="Tableau7.A1">
            <text:p text:style-name="P12"><office:annotation><dc:creator>Gauthier Bastien</dc:creator><dc:date>2013-01-17T14:54:09</dc:date><text:p text:style-name="P14"><text:span text:style-name="T4">do text if self.getSignatures()</text:span></text:p></office:annotation><text:change-start text:change-id="ct74399504"/>self.getSignatures().split('\n')[3]<text:change-end text:change-id="ct74399504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75267936"/>self.getSignatories(theObjects=True)[0].Title()<text:change-end text:change-id="ct7526793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style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style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style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style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6-03-21T13:45:32.018457745</dc:date>
    <meta:print-date>2011-04-06T15:03:00</meta:print-date>
    <meta:editing-cycles>87</meta:editing-cycles>
    <meta:editing-duration>PT16H28M1S</meta:editing-duration>
    <meta:generator>LibreOffice/4.2.8.2$Linux_X86_64 LibreOffice_project/420m0$Build-2</meta:generator>
    <meta:document-statistic meta:table-count="7" meta:image-count="0" meta:object-count="0" meta:page-count="2" meta:paragraph-count="42" meta:word-count="128" meta:character-count="1537" meta:non-whitespace-character-count="1446"/>
    <meta:user-defined meta:name="_AuthorEmail"/>
    <meta:user-defined meta:name="_AuthorEmailDisplayName"/>
    <meta:user-defined meta:name="_EmailSubject"/>
  </office:meta>
</office:document-meta>
</file>